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fo:text-align="start"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style:text-properties fo:color="#ffffff" loext:opacity="100%" style:font-name="PT Mono" fo:font-size="8pt" fo:font-style="normal" fo:font-weight="normal" officeooo:rsid="03526a11" officeooo:paragraph-rsid="03526a11"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5" style:family="paragraph" style:parent-style-name="Standard">
      <style:paragraph-properties fo:line-height="200%"/>
      <style:text-properties fo:color="#ffffff" loext:opacity="100%" style:font-name="PT Mono" fo:font-size="8pt" fo:font-weight="bold" officeooo:rsid="03407d13" officeooo:paragraph-rsid="03407d13" fo:background-color="transparent" style:font-size-asian="8pt" style:font-weight-asian="bold" style:font-size-complex="8pt" style:font-weight-complex="bold"/>
    </style:style>
    <style:style style:name="P6" style:family="paragraph" style:parent-style-name="Standard" style:master-page-name="First_20_Page">
      <style:paragraph-properties fo:line-height="200%" fo:text-align="start" style:justify-single-word="false" style:page-number="auto"/>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7" style:family="paragraph" style:parent-style-name="Standard">
      <style:paragraph-properties fo:line-height="200%" fo:break-before="page"/>
      <style:text-properties fo:color="#ffffff" loext:opacity="100%" style:font-name="PT Mono" fo:font-size="8pt" fo:font-style="normal" fo:font-weight="bold" officeooo:rsid="03526a11" officeooo:paragraph-rsid="03526a11" fo:background-color="transparent" style:font-size-asian="8pt" style:font-style-asian="normal" style:font-weight-asian="bold" style:font-size-complex="8pt" style:font-style-complex="normal" style:font-weight-complex="bold"/>
    </style:style>
    <style:style style:name="P8" style:family="paragraph" style:parent-style-name="Standard">
      <style:paragraph-properties fo:line-height="200%" fo:break-before="page"/>
      <style:text-properties fo:color="#ffffff" loext:opacity="100%" style:font-name="PT Mono" fo:font-size="8pt" fo:font-style="normal" fo:font-weight="bold" officeooo:rsid="0355acb9" officeooo:paragraph-rsid="0355acb9" fo:background-color="transparent" style:font-size-asian="8pt" style:font-style-asian="normal" style:font-weight-asian="bold" style:font-size-complex="8pt" style:font-style-complex="normal" style:font-weight-complex="bold"/>
    </style:style>
    <style:style style:name="P9" style:family="paragraph" style:parent-style-name="Standard">
      <style:paragraph-properties fo:line-height="200%"/>
      <style:text-properties fo:color="#ffffff" loext:opacity="100%" style:font-name="PT Mono" fo:font-size="8pt" fo:font-style="normal" fo:font-weight="bold" officeooo:rsid="0355acb9" officeooo:paragraph-rsid="0355acb9"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style:text-properties fo:color="#ffffff" loext:opacity="100%" style:font-name="PT Mono" fo:font-size="8pt" fo:font-style="normal" fo:font-weight="normal" officeooo:rsid="03526a11" officeooo:paragraph-rsid="03526a11" fo:background-color="transparent" style:font-size-asian="8pt" style:font-style-asian="normal" style:font-weight-asian="normal" style:font-size-complex="8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fo:font-weight="normal" officeooo:rsid="03400759"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3400759" style:font-style-asian="normal" style:font-style-complex="normal"/>
    </style:style>
    <style:style style:name="T5" style:family="text">
      <style:text-properties fo:font-style="normal" officeooo:rsid="03407d13" style:font-style-asian="normal" style:font-style-complex="normal"/>
    </style:style>
    <style:style style:name="T6" style:family="text">
      <style:text-properties fo:font-style="normal" officeooo:rsid="03526a11" style:font-style-asian="normal" style:font-style-complex="normal"/>
    </style:style>
    <style:style style:name="T7" style:family="text">
      <style:text-properties officeooo:rsid="03526a11"/>
    </style:style>
    <style:style style:name="T8" style:family="text">
      <style:text-properties officeooo:rsid="032dc9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Draft</text:span><text:span text:style-name="T3"> </text:span><text:span text:style-name="T6">2</text:span><text:span text:style-name="T3">.</text:span><text:span text:style-name="T6">0</text:span></text:p>
      <text:p text:style-name="P2">Started <text:span text:style-name="T7">3</text:span>/<text:span text:style-name="T7">26</text:span>/2<text:span text:style-name="T7">5</text:span></text:p>
      <text:p text:style-name="P5"><text:span text:style-name="T4"/></text:p>
      <text:p text:style-name="P7">3/26</text:p>
      <text:p text:style-name="P4"><text:span text:style-name="T2"/></text:p>
      <text:p text:style-name="P3"><text:span text:style-name="T8">I </text:span>had realized that writing a memoir wasn’t going to come across as readible to me. The task of trying to tell things in chronological order was too unreliable, and I don’t trust myself to choose what parts are interesting/important.</text:p>
      <text:p text:style-name="P3"><text:s text:c="3"/>With winter coming to an end, I was starting to feel like I wasn’t using my days wisely enough. I knew I wanted to try telling a story that was framed inside a long walk, but the idea came to me during a panic bath that there could be another person with me, someone that could ask questions in order of curiosity.</text:p>
      <text:p text:style-name="P3"><text:s text:c="3"/>I set off for Battle Cat and gave Edwin a call. He didn’t answer, but texted back right away, saying, “Heather’s giving a massage in her studio so I gotta stay quiet. What’s up?” I told him my idea but his interest seemed vague, ended with “I’m open to creative solutions.”</text:p>
      <text:p text:style-name="P3"><text:soft-page-break/><text:s text:c="3"/>The following morning at 9:30, I wrote him back saying, “Well, I hope we can figure something out before I convince myself it’s a stupid idea!”</text:p>
      <text:p text:style-name="P3"><text:s text:c="3"/>I wrote in my journal, got dressed, decided to set off on a long walk downtown, got to the end of my street, realized I was too cold, turned around, got in bed and took a nap until 12:30.</text:p>
      <text:p text:style-name="P3"><text:s text:c="3"/>I got up again, still mostly dressed, walked to Izzy’s, ordered an Americano, went upstairs, discovered that their upper deck was open for seating, sat down, wrote in my journal.</text:p>
      <text:p text:style-name="P3"><text:s text:c="3"/>I picked up my phone to text Edwin something like, “I should have just asked if you wanted to hang out, have a walk,” but the phone rang. Amber Lyle Sims was calling me. I answered, but no sound came through, so I texted back, saying, “Did you mean to call me?”</text:p>
      <text:p text:style-name="P3"><text:s text:c="3"/>She said, “I just told one of my baby spiders, Rust, to drink the water, and then my Siri was like ‘call Ross,’ and I was like, ‘<text:span text:style-name="T1">NO BITCH,</text:span>’ but thank God it was you and not some weird ex or something.</text:p>
      <text:p text:style-name="P3"><text:s text:c="3"/>AirPods, amirite?”</text:p>
      <text:p text:style-name="P3"><text:soft-page-break/><text:s text:c="3"/>I said, “Yeah that’s pretty crazy. I was just about to ask my old friend Edwin if he wanted to go on a walk and ask me questions about the history of Holy Ghost so I could turn it into a book but maybe you’d rather do that instead? I was planning on leaving the interview character anonymous.”</text:p>
      <text:p text:style-name="P3"><text:s text:c="3"/>Part of me thinks I just want the attention of being interviewedc, but they say we must incorporate our shadow selves.</text:p>
      <text:p text:style-name="P8">3/28</text:p>
      <text:p text:style-name="P9"/>
      <text:p text:style-name="P3">I left the house, decided it was a perfect day, got passed up on Brevard by a fast walker blasting emo, overtook them at the Ingles bus stop, walked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p>
      <text:p text:style-name="P3"><text:s text:c="3"/>I walked down to Farewell for the first time, ordered an Americano, sat on the patio, wrote in my notebook, did my last chest puzzle, meandered through South Slope, found a cozy encampment, called Billy Keane, learned that his May 2nd gig offer is at the Whitewater Center, agreed to do that, walked up to the corner of Hilliard and Ravenscroft, sat in the shade of a dogwood w/ petals falling on my head, texted Ryan, wr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text:page-number><text:bookmark-end text:name="PageNumWizard_FOOTER_Default Page Style3"/></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9T13:42:48.345131667</dc:date>
    <meta:editing-duration>P65DT2H57S</meta:editing-duration>
    <meta:editing-cycles>707</meta:editing-cycles>
    <meta:generator>LibreOffice/24.2.5.2$MacOSX_X86_64 LibreOffice_project/bffef4ea93e59bebbeaf7f431bb02b1a39ee8a59</meta:generator>
    <meta:print-date>2024-11-08T19:28:51.123612975</meta:print-date>
    <meta:document-statistic meta:table-count="0" meta:image-count="0" meta:object-count="0" meta:page-count="5" meta:paragraph-count="18" meta:word-count="588" meta:character-count="3155" meta:non-whitespace-character-count="2552"/>
  </office:meta>
</office:document-meta>
</file>